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75cm" fo:min-width="6.5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75cm" fo:min-width="4.48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75cm" fo:min-width="2.802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85cm" fo:min-width="3.86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816cm" fo:min-width="1.59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4" style:family="paragraph">
      <style:text-properties style:font-name="Comic Sans MS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1cm" svg:height="2.1cm" svg:x="7.1cm" svg:y="6.9cm">
          <text:p text:style-name="P1">Arduino Un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cm" svg:height="2.1cm" svg:x="7.1cm" svg:y="4cm">
          <text:p text:style-name="P1">AVR libc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1cm" svg:y1="6.5cm" svg:x2="14.6cm" svg:y2="6.5cm">
          <text:p/>
        </draw:line>
        <draw:custom-shape draw:style-name="gr1" draw:text-style-name="P2" draw:layer="layout" svg:width="7.1cm" svg:height="2.1cm" svg:x="7.1cm" svg:y="1.1cm">
          <text:p text:style-name="P1">Ivory applicatio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1cm" svg:y1="3.6cm" svg:x2="14.6cm" svg:y2="3.6cm">
          <text:p/>
        </draw:line>
        <draw:custom-shape draw:style-name="gr3" draw:text-style-name="P2" draw:layer="layout" svg:width="5.086cm" svg:height="2.1cm" svg:x="24.214cm" svg:y="1.1cm">
          <text:p text:style-name="P1">Ivory code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877cm" svg:height="1.431cm" svg:x="1cm" svg:y="1.469cm">
          <draw:text-box>
            <text:p text:style-name="P4">Ivory language</text:p>
          </draw:text-box>
        </draw:frame>
        <draw:frame draw:style-name="gr4" draw:text-style-name="P5" draw:layer="layout" svg:width="4.361cm" svg:height="1.431cm" svg:x="2.439cm" svg:y="4.369cm">
          <draw:text-box>
            <text:p text:style-name="P4">C language</text:p>
          </draw:text-box>
        </draw:frame>
        <draw:frame draw:style-name="gr4" draw:text-style-name="P5" draw:layer="layout" svg:width="4.15cm" svg:height="1.431cm" svg:x="2.65cm" svg:y="7.269cm">
          <draw:text-box>
            <text:p text:style-name="P4">Hardware</text:p>
          </draw:text-box>
        </draw:frame>
        <draw:custom-shape draw:style-name="gr5" draw:text-style-name="P2" draw:layer="layout" svg:width="3.402cm" svg:height="2.1cm" svg:x="16.398cm" svg:y="1.094cm">
          <text:p text:style-name="P1">C cod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1cm" svg:height="2.4cm" svg:x="19.4cm" svg:y="1cm">
          <text:p text:style-name="P1">runhaskell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2.8cm" svg:height="2.4cm" svg:x="13.9cm" svg:y="1cm">
          <text:p text:style-name="P1">gcc</text:p>
          <draw:enhanced-geometry svg:viewBox="0 0 21600 21600" draw:text-areas="?f7 ?f0 21600 ?f2" draw:type="left-arrow" draw:modifiers="9708.81827918601 5551.6420752022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5cm" fo:page-height="1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20:49:30.249471795</meta:creation-date>
    <dc:date>2016-01-28T20:58:21.513273641</dc:date>
    <meta:editing-duration>PT8M42S</meta:editing-duration>
    <meta:editing-cycles>18</meta:editing-cycles>
    <meta:generator>LibreOffice/5.0.5.1$Linux_X86_64 LibreOffice_project/00m0$Build-1</meta:generator>
    <meta:document-statistic meta:object-count="12"/>
  </office:meta>
</office:document-meta>
</file>